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3.3465in" style:rel-column-width="32767*"/>
    </style:style>
    <style:style style:name="persons.B" style:family="table-column">
      <style:table-column-properties style:column-width="3.3465in" style:rel-column-width="32768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>
      <style:text-properties style:font-name="Bitstream Vera Sans" officeooo:rsid="0013e269" officeooo:paragraph-rsid="002b029e"/>
    </style:style>
    <style:style style:name="P3" style:family="paragraph" style:parent-style-name="Standard">
      <style:text-properties style:font-name="Bitstream Vera Sans" officeooo:rsid="001cd05f" officeooo:paragraph-rsid="002f84fc"/>
    </style:style>
    <style:style style:name="P4" style:family="paragraph" style:parent-style-name="Standard">
      <style:text-properties style:font-name="Bitstream Vera Sans" officeooo:rsid="001cd05f" officeooo:paragraph-rsid="0054b768"/>
    </style:style>
    <style:style style:name="P5" style:family="paragraph" style:parent-style-name="Standard">
      <style:text-properties style:font-name="Bitstream Vera Sans" officeooo:rsid="0016e49d" officeooo:paragraph-rsid="0016e49d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paragraph-rsid="001d53b8"/>
    </style:style>
    <style:style style:name="P10" style:family="paragraph" style:parent-style-name="Standard">
      <style:text-properties style:font-name="Bitstream Vera Sans" officeooo:paragraph-rsid="00270817"/>
    </style:style>
    <style:style style:name="P11" style:family="paragraph" style:parent-style-name="Standard">
      <style:text-properties style:font-name="Bitstream Vera Sans" officeooo:paragraph-rsid="00296ddf"/>
    </style:style>
    <style:style style:name="P12" style:family="paragraph" style:parent-style-name="Standard">
      <style:text-properties style:font-name="Bitstream Vera Sans" officeooo:rsid="002b029e" officeooo:paragraph-rsid="002b029e"/>
    </style:style>
    <style:style style:name="P13" style:family="paragraph" style:parent-style-name="Standard">
      <style:text-properties style:font-name="Bitstream Vera Sans" officeooo:rsid="002e4d66" officeooo:paragraph-rsid="002e4d66"/>
    </style:style>
    <style:style style:name="P14" style:family="paragraph" style:parent-style-name="Standard">
      <style:text-properties style:font-name="Bitstream Vera Sans" officeooo:rsid="002f2cd6" officeooo:paragraph-rsid="002f2cd6"/>
    </style:style>
    <style:style style:name="P15" style:family="paragraph" style:parent-style-name="Standard">
      <style:text-properties style:font-name="Bitstream Vera Sans" officeooo:paragraph-rsid="00335f75"/>
    </style:style>
    <style:style style:name="P16" style:family="paragraph" style:parent-style-name="Standard">
      <style:text-properties style:font-name="Bitstream Vera Sans" officeooo:rsid="002fdfad" officeooo:paragraph-rsid="00335f75"/>
    </style:style>
    <style:style style:name="P17" style:family="paragraph" style:parent-style-name="Standard">
      <style:text-properties style:font-name="Liberation Sans" officeooo:rsid="003bd48a" officeooo:paragraph-rsid="003bd48a"/>
    </style:style>
    <style:style style:name="P18" style:family="paragraph" style:parent-style-name="Standard">
      <style:text-properties style:font-name="Liberation Sans" officeooo:paragraph-rsid="003bd48a"/>
    </style:style>
    <style:style style:name="P19" style:family="paragraph" style:parent-style-name="Standard">
      <style:text-properties style:font-name="Liberation Sans" officeooo:paragraph-rsid="003c3132"/>
    </style:style>
    <style:style style:name="P20" style:family="paragraph" style:parent-style-name="Text_20_body">
      <style:text-properties style:font-name="Liberation Sans" officeooo:rsid="003bd48a" officeooo:paragraph-rsid="003bd48a"/>
    </style:style>
    <style:style style:name="P21" style:family="paragraph" style:parent-style-name="Text_20_body">
      <style:text-properties style:font-name="Liberation Sans" officeooo:rsid="003c3132" officeooo:paragraph-rsid="003c3132"/>
    </style:style>
    <style:style style:name="P22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3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5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6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7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28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29" style:family="paragraph" style:parent-style-name="Table_20_Contents">
      <style:text-properties style:font-name="Bitstream Vera Sans" officeooo:rsid="002b029e" officeooo:paragraph-rsid="002b029e"/>
    </style:style>
    <style:style style:name="P30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1" style:family="paragraph" style:parent-style-name="Standard" style:list-style-name="L23">
      <style:text-properties style:font-name="Bitstream Vera Sans" officeooo:rsid="0012848b" officeooo:paragraph-rsid="0012848b"/>
    </style:style>
    <style:style style:name="P32" style:family="paragraph" style:parent-style-name="Standard" style:list-style-name="L23">
      <style:text-properties style:font-name="Bitstream Vera Sans" officeooo:rsid="0012848b" officeooo:paragraph-rsid="002b029e"/>
    </style:style>
    <style:style style:name="P33" style:family="paragraph" style:parent-style-name="Standard" style:list-style-name="L23">
      <style:text-properties style:font-name="Bitstream Vera Sans" officeooo:rsid="001cd05f" officeooo:paragraph-rsid="001cd05f"/>
    </style:style>
    <style:style style:name="P34" style:family="paragraph" style:parent-style-name="Standard" style:list-style-name="L24">
      <style:text-properties style:font-name="Bitstream Vera Sans" officeooo:rsid="002f2cd6" officeooo:paragraph-rsid="002f2cd6"/>
    </style:style>
    <style:style style:name="P35" style:family="paragraph" style:parent-style-name="Standard" style:list-style-name="L25">
      <style:text-properties style:font-name="Bitstream Vera Sans" officeooo:rsid="002e4d66" officeooo:paragraph-rsid="003714aa"/>
    </style:style>
    <style:style style:name="P36" style:family="paragraph" style:parent-style-name="Standard" style:list-style-name="L25">
      <style:text-properties style:font-name="Bitstream Vera Sans" officeooo:rsid="004f7d7c" officeooo:paragraph-rsid="004f7d7c"/>
    </style:style>
    <style:style style:name="P37" style:family="paragraph" style:parent-style-name="Text_20_body" style:list-style-name="L26">
      <style:text-properties style:font-name="Liberation Sans" officeooo:rsid="003bd48a" officeooo:paragraph-rsid="003bd48a"/>
    </style:style>
    <style:style style:name="P38" style:family="paragraph" style:parent-style-name="Heading_20_1">
      <style:paragraph-properties fo:text-align="center" style:justify-single-word="false"/>
      <style:text-properties fo:color="#0000ff"/>
    </style:style>
    <style:style style:name="P39" style:family="paragraph">
      <loext:graphic-properties draw:fill="none" draw:fill-color="#ffffff"/>
      <style:text-properties fo:font-size="12pt"/>
    </style:style>
    <style:style style:name="P40" style:family="paragraph">
      <loext:graphic-properties draw:fill="none" draw:fill-color="#ffffff"/>
      <style:text-properties fo:color="#0000ff" fo:font-size="12pt"/>
    </style:style>
    <style:style style:name="P41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b029e" fo:background-color="#ffff00" loext:char-shading-value="0"/>
    </style:style>
    <style:style style:name="T6" style:family="text">
      <style:text-properties officeooo:rsid="003d4989" fo:background-color="#ffff00" loext:char-shading-value="0"/>
    </style:style>
    <style:style style:name="T7" style:family="text">
      <style:text-properties officeooo:rsid="00512829" fo:background-color="#ffff00" loext:char-shading-value="0"/>
    </style:style>
    <style:style style:name="T8" style:family="text">
      <style:text-properties officeooo:rsid="0052d973" fo:background-color="#ffff00" loext:char-shading-value="0"/>
    </style:style>
    <style:style style:name="T9" style:family="text">
      <style:text-properties officeooo:rsid="003501d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13" style:family="text">
      <style:text-properties officeooo:rsid="003c3132"/>
    </style:style>
    <style:style style:name="T14" style:family="text">
      <style:text-properties officeooo:rsid="0042ea03"/>
    </style:style>
    <style:style style:name="T15" style:family="text">
      <style:text-properties officeooo:rsid="0044d7e2"/>
    </style:style>
    <style:style style:name="T16" style:family="text">
      <style:text-properties officeooo:rsid="004f7d7c"/>
    </style:style>
    <style:style style:name="T17" style:family="text">
      <style:text-properties fo:font-size="12pt"/>
    </style:style>
    <style:style style:name="T18" style:family="text">
      <style:text-properties fo:color="#0000ff"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8" text:outline-level="1"><text:span text:style-name="T2">OpenOlitor - </text:span>Simple Report Example document</text:h>
      <text:h text:style-name="Heading_20_2" text:outline-level="2"><text:span text:style-name="T15">Direct</text:span> Access to Properties</text:h>
      <text:p text:style-name="P12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2">Access of nested Properties</text:p>
          </table:table-cell>
          <table:table-cell table:style-name="Table1.B2" office:value-type="string">
            <text:p text:style-name="P2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29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2"/>
      <text:p text:style-name="P12">Formatted values <text:span text:style-name="T9">using </text:span><text:span text:style-name="T12">VariableFields</text:span></text:p>
      <text:list xml:id="list8295445431952526898" text:style-name="L23">
        <text:list-item>
          <text:p text:style-name="P31"><text:span text:style-name="T1">Unformatted </text:span>Number: <text:user-field-get style:data-style-name="N10106" text:name="number">-1.00</text:user-field-get></text:p>
        </text:list-item>
        <text:list-item>
          <text:p text:style-name="P32"><text:span text:style-name="T1">Formatted </text:span>Number <text:span text:style-name="T8">(Number format not applied)</text:span>: <text:user-field-get style:data-style-name="N4" text:name="number">-1.00</text:user-field-get></text:p>
        </text:list-item>
        <text:list-item>
          <text:p text:style-name="P33">LibreOffice Date Field: <text:date style:data-style-name="N51" text:date-value="2016-05-25T16:24:34.163749348" text:fixed="true">25.05.2016 16:24:34</text:date></text:p>
        </text:list-item>
        <text:list-item>
          <text:p text:style-name="P33">Custom Date Field <text:span text:style-name="T7">(Date format not applied)</text:span>: <text:user-field-get style:data-style-name="N36" text:name="date">30.12.1899</text:user-field-get></text:p>
        </text:list-item>
      </text:list>
      <text:p text:style-name="P14"/>
      <text:p text:style-name="P14">Formatted values <text:span text:style-name="T9">using</text:span> <text:span text:style-name="T11">Textboxes</text:span></text:p>
      <text:list xml:id="list5083701906222071110" text:style-name="L24">
        <text:list-item>
          <text:p text:style-name="P34"><text:span text:style-name="T1">Formatted Number in List </text:span><text:span text:style-name="T5">(not working!)</text:span><text:span text:style-name="T1">:</text:span><draw:frame text:anchor-type="as-char" svg:y="-0.1437in" draw:z-index="4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</text:list-item>
      </text:list>
      <text:p text:style-name="P3"><text:span text:style-name="T3">Formatted Number not in List: </text:span><draw:frame text:anchor-type="as-char" svg:y="-0.1437in" draw:z-index="5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<text:p text:style-name="P4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0" svg:width="1.5433in" svg:height="0.1925in"><draw:text-box><text:p><text:span text:style-name="T18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Formatted Number in table</text:p>
          </table:table-cell>
          <table:table-cell table:style-name="Table2.B1" office:value-type="string">
            <text:p text:style-name="P15"><draw:frame text:anchor-type="as-char" svg:y="-0.1437in" draw:z-index="6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  </table:table-cell>
        </table:table-row>
      </table:table>
      <text:p text:style-name="P3"/>
      <text:p text:style-name="P13">Conditional fields:</text:p>
      <text:list xml:id="list3466145162104435817" text:style-name="L25">
        <text:list-item>
          <text:p text:style-name="P35">Hidden <text:span text:style-name="T16">Field:</text:span> <text:hidden-text text:condition="ooow:visible = 0" text:string-value="Conditional Text" text:is-hidden="true">Conditional Text</text:hidden-text></text:p>
        </text:list-item>
        <text:list-item>
          <text:p text:style-name="P36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4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5">Nr.</text:p>
            </table:table-cell>
            <table:table-cell table:style-name="addresses.A1" office:value-type="string">
              <text:p text:style-name="P25">Street</text:p>
            </table:table-cell>
            <table:table-cell table:style-name="addresses.A1" office:value-type="string">
              <text:p text:style-name="P26">Date</text:p>
            </table:table-cell>
            <table:table-cell table:style-name="addresses.D1" office:value-type="string">
              <text:p text:style-name="P27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39" svg:width="1.5433in" svg:height="0.1925in"><draw:text-box><text:p><text:span text:style-name="T17">Id</text:span></text:p></draw:text-box></draw:frame></text:p>
          </table:table-cell>
          <table:table-cell table:style-name="addresses.B2" office:value-type="string">
            <text:p text:style-name="P9"><draw:frame text:anchor-type="as-char" svg:y="-0.1437in" draw:z-index="1" draw:name="street" draw:style-name="gr1" draw:text-style-name="P39" svg:width="1.5433in" svg:height="0.1925in"><draw:text-box><text:p><text:span text:style-name="T17">Street</text:span></text:p></draw:text-box></draw:frame></text:p>
          </table:table-cell>
          <table:table-cell table:style-name="addresses.C2" office:value-type="string">
            <text:p text:style-name="P10"><draw:frame text:anchor-type="as-char" svg:y="-0.1437in" draw:z-index="2" draw:name="date | date: &quot;EEE, dd.MM.yyyy&quot;" draw:style-name="gr1" draw:text-style-name="P39" svg:width="1.5433in" svg:height="0.1925in"><draw:text-box><text:p><text:span text:style-name="T17">date</text:span></text:p></draw:text-box></draw:frame></text:p>
          </table:table-cell>
          <table:table-cell table:style-name="addresses.D2" office:value-type="string">
            <text:p text:style-name="P11"><draw:frame text:anchor-type="as-char" svg:y="-0.1437in" draw:z-index="3" draw:name="number | number: &quot;[BLAU]###,000.0##;[ROT]-###,000.0##&quot;" draw:style-name="gr1" draw:text-style-name="P40" svg:width="1.5433in" svg:height="0.1925in"><draw:text-box><text:p><text:span text:style-name="T18">number</text:span></text:p></draw:text-box></draw:frame></text:p>
          </table:table-cell>
        </table:table-row>
      </table:table>
      <text:p text:style-name="P5"/>
      <text:h text:style-name="Heading_20_2" text:outline-level="2">Section Example<text:span text:style-name="T14">s</text:span></text:h>
      <text:section text:style-name="Sect1" text:name="addresses">
        <text:p text:style-name="P22"/>
        <text:p text:style-name="P24">Plain fields in sections</text:p>
        <text:p text:style-name="P17">id: <draw:frame text:anchor-type="as-char" svg:y="-0.1437in" draw:z-index="11" draw:name="id" draw:style-name="gr1" draw:text-style-name="P39" svg:width="1.5433in" svg:height="0.1925in"><draw:text-box><text:p><text:span text:style-name="T17">Id</text:span></text:p></draw:text-box></draw:frame></text:p>
        <text:p text:style-name="P17">street: <draw:frame text:anchor-type="as-char" svg:y="-0.1437in" draw:z-index="12" draw:name="street" draw:style-name="gr1" draw:text-style-name="P39" svg:width="1.5433in" svg:height="0.1925in"><draw:text-box><text:p><text:span text:style-name="T17">Street</text:span></text:p></draw:text-box></draw:frame></text:p>
        <text:p text:style-name="P17">date: <draw:frame text:anchor-type="as-char" svg:y="-0.1437in" draw:z-index="13" draw:name="date | date: &quot;EEE, dd.MM.yyyy&quot;" draw:style-name="gr1" draw:text-style-name="P39" svg:width="1.5433in" svg:height="0.1925in"><draw:text-box><text:p><text:span text:style-name="T17">date</text:span></text:p></draw:text-box></draw:frame></text:p>
        <text:p text:style-name="P17">number: <draw:frame text:anchor-type="as-char" svg:y="-0.1437in" draw:z-index="14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<text:p text:style-name="P20"/>
        <text:p text:style-name="P22"><text:span text:style-name="T13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0">Nr</text:p>
            </table:table-cell>
            <table:table-cell table:style-name="Table3.B1" office:value-type="string">
              <text:p text:style-name="P18"><draw:frame text:anchor-type="as-char" svg:y="-0.1437in" draw:z-index="15" draw:name="id" draw:style-name="gr1" draw:text-style-name="P39" svg:width="1.5433in" svg:height="0.1925in"><draw:text-box><text:p><text:span text:style-name="T17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Street</text:p>
            </table:table-cell>
            <table:table-cell table:style-name="Table3.B2" office:value-type="string">
              <text:p text:style-name="P18"><draw:frame text:anchor-type="as-char" svg:y="-0.1437in" draw:z-index="16" draw:name="street" draw:style-name="gr1" draw:text-style-name="P39" svg:width="1.5433in" svg:height="0.1925in"><draw:text-box><text:p><text:span text:style-name="T17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Date</text:p>
            </table:table-cell>
            <table:table-cell table:style-name="Table3.B2" office:value-type="string">
              <text:p text:style-name="P18"><draw:frame text:anchor-type="as-char" svg:y="-0.1437in" draw:z-index="17" draw:name="date | date: &quot;EEE, dd.MM.yyyy&quot;" draw:style-name="gr1" draw:text-style-name="P39" svg:width="1.5433in" svg:height="0.1925in"><draw:text-box><text:p><text:span text:style-name="T17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Number</text:p>
            </table:table-cell>
            <table:table-cell table:style-name="Table3.B2" office:value-type="string">
              <text:p text:style-name="P18"><draw:frame text:anchor-type="as-char" svg:y="-0.1437in" draw:z-index="18" draw:name="number | number: &quot;###,000.0##;[ROT]-###,000.0##&quot;" draw:style-name="gr1" draw:text-style-name="P40" svg:width="1.5433in" svg:height="0.1925in"><draw:text-box><text:p><text:span text:style-name="T18">number</text:span></text:p></draw:text-box></draw:frame></text:p>
            </table:table-cell>
          </table:table-row>
        </table:table>
        <text:p text:style-name="P20"/>
        <text:p text:style-name="P23">Dynamic table in sections</text:p>
        <table:table table:name="persons" table:style-name="persons">
          <table:table-column table:style-name="persons.A"/>
          <table:table-column table:style-name="persons.B"/>
          <table:table-header-rows>
            <table:table-row>
              <table:table-cell table:style-name="persons.A1" office:value-type="string">
                <text:p text:style-name="P28">Firstname</text:p>
              </table:table-cell>
              <table:table-cell table:style-name="persons.B1" office:value-type="string">
                <text:p text:style-name="P28">Name</text:p>
              </table:table-cell>
            </table:table-row>
          </table:table-header-rows>
          <table:table-row>
            <table:table-cell table:style-name="persons.A2" office:value-type="string">
              <text:p text:style-name="P19"><draw:frame text:anchor-type="as-char" svg:y="-0.1437in" draw:z-index="19" draw:name="firstname" draw:style-name="gr1" draw:text-style-name="P39" svg:width="1.5433in" svg:height="0.1925in"><draw:text-box><text:p><text:span text:style-name="T17">Firstname</text:span></text:p></draw:text-box></draw:frame></text:p>
            </table:table-cell>
            <table:table-cell table:style-name="persons.B2" office:value-type="string">
              <text:p text:style-name="P19"><draw:frame text:anchor-type="as-char" svg:y="-0.1437in" draw:z-index="20" draw:name="name" draw:style-name="gr1" draw:text-style-name="P39" svg:width="1.5433in" svg:height="0.1925in"><draw:text-box><text:p><text:span text:style-name="T17">Name</text:span></text:p></draw:text-box></draw:frame></text:p>
            </table:table-cell>
          </table:table-row>
        </table:table>
        <text:p text:style-name="P21"/>
        <text:p text:style-name="P20"><text:span text:style-name="T10">List in sections</text:span><text:span text:style-name="T4"> </text:span><text:span text:style-name="T6">(Not yet working)</text:span></text:p>
        <text:list xml:id="list8903078032894536418" text:style-name="L26">
          <text:list-item>
            <text:p text:style-name="P37">Id: <draw:frame text:anchor-type="as-char" svg:y="-0.1437in" draw:z-index="7" draw:name="id" draw:style-name="gr1" draw:text-style-name="P39" svg:width="1.5433in" svg:height="0.1925in"><draw:text-box><text:p><text:span text:style-name="T17">Id</text:span></text:p></draw:text-box></draw:frame></text:p>
          </text:list-item>
          <text:list-item>
            <text:p text:style-name="P37">Street: <draw:frame text:anchor-type="as-char" svg:y="-0.1437in" draw:z-index="8" draw:name="street" draw:style-name="gr1" draw:text-style-name="P39" svg:width="1.5433in" svg:height="0.1925in"><draw:text-box><text:p><text:span text:style-name="T17">Street</text:span></text:p></draw:text-box></draw:frame></text:p>
          </text:list-item>
          <text:list-item>
            <text:p text:style-name="P37">Date: <draw:frame text:anchor-type="as-char" svg:y="-0.1437in" draw:z-index="9" draw:name="date | date: &quot;EEE, dd.MM.yyyy&quot;" draw:style-name="gr1" draw:text-style-name="P39" svg:width="1.5433in" svg:height="0.1925in"><draw:text-box><text:p><text:span text:style-name="T17">date</text:span></text:p></draw:text-box></draw:frame></text:p>
          </text:list-item>
          <text:list-item>
            <text:p text:style-name="P37">Number: <draw:frame text:anchor-type="as-char" svg:y="-0.1437in" draw:z-index="10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31T10:50:29.478212756</dc:date>
    <dc:creator>Mike Toggweiler</dc:creator>
    <meta:editing-duration>PT3H27M</meta:editing-duration>
    <meta:editing-cycles>65</meta:editing-cycles>
    <meta:generator>LibreOffice/4.4.6.3$Linux_X86_64 LibreOffice_project/40m0$Build-3</meta:generator>
    <meta:document-statistic meta:table-count="5" meta:image-count="0" meta:object-count="0" meta:page-count="2" meta:paragraph-count="57" meta:word-count="154" meta:character-count="959" meta:non-whitespace-character-count="852"/>
  </office:meta>
</office:document-meta>
</file>